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A0000023295E55291745399D4.png" manifest:media-type="image/png"/>
  <manifest:file-entry manifest:full-path="Pictures/1002796E0000948A00005DDA163A24DE32D245C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305cm" svg:stroke-color="#1932c8" draw:marker-start-width="2.146cm" draw:marker-end-width="2.146cm" svg:stroke-linecap="round" draw:fill-color="#1932c8" draw:textarea-horizontal-align="justify" draw:textarea-vertical-align="middle" draw:auto-grow-height="false" fo:min-height="15.45cm" fo:min-width="15.2cm" fo:padding-top="0.766cm" fo:padding-bottom="0.766cm" fo:padding-left="0.891cm" fo:padding-right="0.891cm" fo:wrap-option="wrap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1932c8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24.13cm" svg:x="0.635cm" svg:y="0.635cm">
          <text:p/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4.3218266959513 21582.99283079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2" draw:layer="layout" svg:width="22.86cm" svg:height="14.427cm" svg:x="1.27cm" svg:y="6.223cm">
          <draw:image xlink:href="Pictures/1002796E0000948A00005DDA163A24DE32D245CD.svg" xlink:type="simple" xlink:show="embed" xlink:actuate="onLoad" draw:mime-type="image/svg+xml">
            <text:p/>
          </draw:image>
          <draw:image xlink:href="Pictures/100000010000037A0000023295E55291745399D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5T14:24:17.948102956</meta:creation-date>
    <dc:date>2022-01-25T14:28:42.477225183</dc:date>
    <meta:editing-duration>PT4M28S</meta:editing-duration>
    <meta:editing-cycles>1</meta:editing-cycles>
    <meta:document-statistic meta:object-count="2"/>
    <meta:generator>LibreOffice/7.3.0.2$Linux_X86_64 LibreOffice_project/30$Build-2</meta:generator>
  </office:meta>
</office:document-meta>
</file>